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3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8.4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8.4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2.432cm" svg:y="3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2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2.4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20:44:50.074269807</dc:date>
    <dc:creator>elucterio </dc:creator>
    <meta:editing-duration>P3DT8M32S</meta:editing-duration>
    <meta:editing-cycles>16</meta:editing-cycles>
    <meta:generator>LibreOffice/4.2.8.2$Linux_X86_64 LibreOffice_project/420m0$Build-2</meta:generator>
    <meta:document-statistic meta:object-count="43"/>
  </office:meta>
</office:document-meta>
</file>